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8075in" svg:y="0.4594in">
            <draw:object draw:notify-on-update-of-ranges="Sheet1.A1:Sheet1.A1 Sheet1.A2:Sheet1.A16 Sheet1.B1:Sheet1.B1 Sheet1.B2:Shee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85" calcext:value-type="float">
            <text:p>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32:58.868032982</meta:creation-date>
    <dc:date>2025-01-13T11:24:35.433797999</dc:date>
    <meta:editing-duration>PT13M28S</meta:editing-duration>
    <meta:editing-cycles>2</meta:editing-cycles>
    <meta:generator>LibreOffice/24.2.5.2$Linux_X86_64 LibreOffice_project/420$Build-2</meta:generator>
    <meta:document-statistic meta:table-count="1" meta:cell-count="3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355cm" svg:y="0.555cm" chart:style-name="ch2">
          <text:p>m+n vs opcount</text:p>
        </chart:title>
        <chart:legend chart:legend-position="end" svg:x="13.358cm" svg:y="4.204cm" style:legend-expansion="high" chart:style-name="ch3"/>
        <chart:plot-area chart:style-name="ch4" table:cell-range-address="Sheet1.A1:Sheet1.B16" chart:data-source-has-labels="both" svg:x="1.33cm" svg:y="1.275cm" svg:width="11.709cm" svg:height="6.57cm">
          <chart:coordinate-region svg:x="2.137cm" svg:y="1.475cm" svg:width="10.622cm" svg:height="5.723cm"/>
          <chart:axis chart:dimension="x" chart:name="primary-x" chart:style-name="ch5" chartooo:axis-type="auto">
            <chartooo:date-scale/>
            <chart:title svg:x="6.822cm" svg:y="8.025cm" chart:style-name="ch6">
              <text:p>m+n</text:p>
            </chart:title>
            <chart:categories table:cell-range-address="Sheet1.A2:Sheet1.A16"/>
            <chart:grid chart:style-name="ch7" chart:class="major"/>
          </chart:axis>
          <chart:axis chart:dimension="y" chart:name="primary-y" chart:style-name="ch5">
            <chart:title svg:x="0.451cm" svg:y="5.213cm" chart:style-name="ch8">
              <text:p>Opcount</text:p>
            </chart:title>
            <chart:grid chart:style-name="ch7" chart:class="major"/>
          </chart:axis>
          <chart:series chart:style-name="ch9" chart:values-cell-range-address="Sheet1.B2:Sheet1.B16" chart:label-cell-address="Sheet1.B1:Sheet1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16</svg:desc>
                </draw:g>
              </table:table-cell>
              <table:table-cell office:value-type="float" office:value="3">
                <text:p>3</text:p>
                <draw:g>
                  <svg:desc>Sheet1.B2:Sheet1.B16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285">
                <text:p>2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